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StarSymbol" svg:font-family="Star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margin-left="1.251cm" fo:margin-right="0cm" fo:text-indent="0cm" style:auto-text-indent="false"/>
    </style:style>
    <style:style style:name="P3" style:family="paragraph" style:parent-style-name="Standard">
      <style:paragraph-properties fo:margin-left="1.251cm" fo:margin-right="0cm" fo:text-align="justify" style:justify-single-word="false" fo:text-indent="0cm" style:auto-text-indent="false"/>
    </style:style>
    <style:style style:name="P4" style:family="paragraph" style:parent-style-name="Standard" style:list-style-name="L5">
      <style:paragraph-properties fo:text-align="justify" style:justify-single-word="false"/>
    </style:style>
    <style:style style:name="P5" style:family="paragraph" style:parent-style-name="Standard" style:list-style-name="L1">
      <style:paragraph-properties fo:margin-left="1.251cm" fo:margin-right="0cm" fo:text-indent="0cm" style:auto-text-indent="false"/>
    </style:style>
    <style:style style:name="P6" style:family="paragraph" style:parent-style-name="Standard" style:list-style-name="L2">
      <style:paragraph-properties fo:margin-left="1.251cm" fo:margin-right="0cm" fo:text-indent="0cm" style:auto-text-indent="false"/>
    </style:style>
    <style:style style:name="P7" style:family="paragraph" style:parent-style-name="Standard" style:list-style-name="L3">
      <style:paragraph-properties fo:margin-left="1.251cm" fo:margin-right="0cm" fo:text-indent="0cm" style:auto-text-indent="false"/>
    </style:style>
    <style:style style:name="P8" style:family="paragraph" style:parent-style-name="Standard" style:list-style-name="L4">
      <style:paragraph-properties fo:margin-left="1.251cm" fo:margin-right="0cm" fo:text-indent="0cm" style:auto-text-indent="false"/>
    </style:style>
    <style:style style:name="P9" style:family="paragraph" style:parent-style-name="Standard">
      <style:paragraph-properties fo:margin-left="1.251cm" fo:margin-right="0cm" fo:text-align="justify" style:justify-single-word="false" fo:text-indent="0cm" style:auto-text-indent="false"/>
    </style:style>
    <style:style style:name="P10" style:family="paragraph" style:parent-style-name="Standard" style:list-style-name="L5">
      <style:paragraph-properties fo:margin-left="1.251cm" fo:margin-right="0cm" fo:text-align="justify" style:justify-single-word="false" fo:text-indent="0cm" style:auto-text-indent="false"/>
    </style:style>
    <style:style style:name="P11" style:family="paragraph" style:parent-style-name="Standard" style:list-style-name="L5">
      <style:paragraph-properties fo:margin-left="1.251cm" fo:margin-right="0cm" fo:text-align="justify" style:justify-single-word="false" fo:text-indent="0cm" style:auto-text-indent="false"/>
    </style:style>
    <style:style style:name="P12" style:family="paragraph" style:parent-style-name="Standard">
      <style:paragraph-properties fo:margin-left="1.251cm" fo:margin-right="0cm" fo:text-indent="0cm" style:auto-text-indent="false"/>
      <style:text-properties fo:font-size="5pt" style:font-size-asian="5pt" style:font-size-complex="5pt"/>
    </style:style>
    <style:style style:name="T1" style:family="text">
      <style:text-properties fo:color="#e6e6ff"/>
    </style:style>
    <text:list-style style:name="L1">
      <text:list-level-style-bullet text:level="1" text:style-name="Bullet_20_Symbols" style:num-suffix="." text:bullet-char="●">
        <style:list-level-properties text:space-before="0.642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912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3.182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4.452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5.722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6.992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8.262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9.532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0.802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2.072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42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912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3.182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4.452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5.722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6.992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8.262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9.532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0.802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2.072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42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912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3.182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4.452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5.722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6.992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8.262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9.532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0.802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2.072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42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912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3.182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4.452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5.722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6.992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8.262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9.532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0.802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2.072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42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912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3.182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4.452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5.722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6.992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8.262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9.532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0.802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2.072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2.2. Requisitos de software</text:p>
      <text:p text:style-name="P12"/>
      <text:p text:style-name="P12"><text:tab/><text:span text:style-name="T1">Os requisitos de software são definidos durante as fases iniciais do desenvolvimento do sistema como a especificação do que terá de ser implementado. Tratam-se de descrições de como o sistema se deve comportar ou uma propriedade / atributo do sistema, o que significa que devem ser constrangimentos no processo de desenvolvimento [Sommerville &amp; Sawyer, 1997].</text:span></text:p>
      <text:p text:style-name="P2">Um requisito pode descrever [Sommerville &amp; Sawyer, 1997]: </text:p>
      <text:p text:style-name="P2"/>
      <text:list text:style-name="L1">
        <text:list-item>
          <text:p text:style-name="P5">funções ao nível dos stakeholders que utilizam o sistema: o processador de </text:p>
        </text:list-item>
      </text:list>
      <text:p text:style-name="P2"><text:s text:c="12"/>texto deve incluir um corretor automático;</text:p>
      <text:p text:style-name="P2"/>
      <text:list text:style-name="L2">
        <text:list-item>
          <text:p text:style-name="P6">uma propriedade genérica do sistema: é necessário que qualquer operação</text:p>
        </text:list-item>
      </text:list>
      <text:p text:style-name="P2"><text:s text:c="12"/>seja antecedida de autenticação;</text:p>
      <text:p text:style-name="P2"/>
      <text:list text:style-name="L3">
        <text:list-item>
          <text:p text:style-name="P7">um constrangimento específico: o sensor deve detectar qualquer movimento</text:p>
        </text:list-item>
      </text:list>
      <text:p text:style-name="P2"><text:s text:c="12"/>a cada t segundos;</text:p>
      <text:p text:style-name="P2"/>
      <text:list text:style-name="L4">
        <text:list-item>
          <text:p text:style-name="P8">um constrangimento no desenvolvimento do sistema: o sistema deve ser</text:p>
        </text:list-item>
      </text:list>
      <text:p text:style-name="P2"><text:s text:c="12"/>desenvolvido em JAVA.</text:p>
      <text:p text:style-name="P2"/>
      <text:p text:style-name="P3"><text:tab/><text:tab/></text:p>
      <text:p text:style-name="P3">Alguns autores como Tom Gilb (2003a) sugerem que os requisitos devem ser sempre algo que diga o que o sistema deve oferecer em vez de como fazê-lo. No entanto, na prática isso não se verifica [Sommerville &amp; Sawyer, 1997]: </text:p>
      <text:p text:style-name="P3"/>
      <text:list text:style-name="L5">
        <text:list-item>
          <text:p text:style-name="P10">os leitores do documento de requisitos são normalmente stakeholders que <text:s text:c="15"/>desenvolvem o sistema e que entendem muito mais facilmente uma descrição de implementação do que abstracções genéricas (os requisitos devem ser escritos para quem os lê);</text:p>
        </text:list-item>
        <text:list-item>
          <text:p text:style-name="P10">em muitos casos o sistema a implementar está integrado num contexto mais alargado de sistemas, pelo que se torna necessário especificar a implementação e a política da organização. </text:p>
          <text:p text:style-name="P4"/>
        </text:list-item>
      </text:list>
      <text:p text:style-name="P3">Os requisitos contém normalmente uma mistura de informação acerca do problema, comportamentos, propriedades e constrangimentos de desenho e implementação [Sommerville &amp; Sawyer, 1997].</text:p>
      <text:p text:style-name="P3"/>
      <text:p text:style-name="P3">No modelo QFD não só existe distinção entre os requisitos que são elaborados pelo stakeholders que pretendem o sistema e os daqueles que são responsáveis pelo seu desenvolvimento, como também existe separação entre requisitos e soluções em cada etapa do processo de desenvolvimento de software.</text:p>
      <text:p text:style-name="P1"/>
      <text:p text:style-name="P1">2.2.1 Engenharia de requisitos</text:p>
      <text:p text:style-name="P1">A engenharia de requisitos abrange todas as actividades de recolha, documentação e</text:p>
      <text:p text:style-name="P1">gestão de requisitos na elaboração de um sistema. O uso do termo engenharia implica</text:p>
      <text:p text:style-name="P1">técnicas sistemáticas que assegurem requisitos completos, consistentes, relevantes, etc</text:p>
      <text:p text:style-name="P1">[Sommerville &amp; Sawyer, 1997].</text:p>
      <text:p text:style-name="P1">Gilb (2003a) refere engenharia como o uso de princípios de forma sistemática, para</text:p>
      <text:p text:style-name="P1">encontrar o desenho do sistema que satisfaça os requisitos atendendo a um conjunto de</text:p>
      <text:p text:style-name="Standard">constrangimentos, sob condições de incerteza em que define:</text:p>
      <text:p text:style-name="Standard"><text:s text:c="8"/>princípios: métodos práticos de fazer as coisas, que guiam as escolhas e acção</text:p>
      <text:p text:style-name="Standard"><text:s text:c="8"/>dos stakeholders. Princípios não são regras fixas mas sim reflexo da experiência</text:p>
      <text:p text:style-name="Standard"><text:s text:c="8"/>adquirida em projectos anteriores;</text:p>
      <text:p text:style-name="Standard"><text:s text:c="8"/>forma sistemática: deve incluir mecanismos de geração de ideias e de avaliação</text:p>
      <text:p text:style-name="Standard"><text:soft-page-break/><text:s text:c="8"/>do conhecimento adquirido;</text:p>
      <text:p text:style-name="Standard"><text:s text:c="8"/>satisfação dos requisitos: só é conseguida na medida em que se consegue</text:p>
      <text:p text:style-name="Standard"><text:s text:c="8"/>implementar todos os requisitos propostos, sendo um processo que se inicia no</text:p>
      <text:p text:style-name="Standard"><text:s text:c="8"/>desenho do sistema até à sua implementação;</text:p>
      <text:p text:style-name="Standard"><text:s text:c="8"/>condições de incerteza: as combinações de desenho são aplicadas num contexto</text:p>
      <text:p text:style-name="Standard"><text:s text:c="8"/>em constante alteração. Os resultados são difíceis de predizer e o risco tem de</text:p>
      <text:p text:style-name="Standard"><text:s text:c="8"/>ser medido.</text:p>
      <text:p text:style-name="Standard">A definição de engenharia atrás descrita aplica-se à engenharia de software. Quanto à</text:p>
      <text:p text:style-name="Standard">engenharia de requisitos, existe um caminho ainda longo a percorrer, existindo</text:p>
      <text:p text:style-name="Standard">Negociação de Requisitos no Processo de Desenvolvimento de Software <text:s text:c="22"/>25</text:p>
      <text:p text:style-name="Standard">Capítulo 2 <text:s text:c="57"/>Negociação de requisitos</text:p>
      <text:p text:style-name="Standard">inclusivamente equívocos do que são realmente requisitos, sendo facilmente</text:p>
      <text:p text:style-name="Standard">confundidos com o que Gilb (2003a) chama de falsos requisitos.</text:p>
      <text:p text:style-name="Standard">Falsos requisitos</text:p>
      <text:p text:style-name="Standard">Falsos requisitos ocorrem quando uma especificação contém elementos que não são</text:p>
      <text:p text:style-name="Standard">necessários ou desejáveis. Gilb (2003a) explana essas situações da forma seguinte:</text:p>
      <text:p text:style-name="Standard"><text:s text:c="8"/>os requisitos não são colocados numa qualificação nem são quantificados: é</text:p>
      <text:p text:style-name="Standard"><text:s text:c="8"/>comum encontrar requisitos como custos reduzidos, promover a gestão de</text:p>
      <text:p text:style-name="Standard"><text:s text:c="8"/>controlo, elevada usabilidade e aumentar a satisfação do cliente, onde:</text:p>
      <text:p text:style-name="Standard"><text:s text:c="12"/>o não existe uma clara definição dos objectivos que se pretendem;</text:p>
      <text:p text:style-name="Standard"><text:s text:c="12"/>o não existe recurso a um conjunto de termos de base que reduzam</text:p>
      <text:p text:style-name="Standard"><text:s text:c="16"/>ambiguidades;</text:p>
      <text:p text:style-name="Standard"><text:s text:c="12"/>o não existe quantificação do nível de qualidade corrente nem do nível</text:p>
      <text:p text:style-name="Standard"><text:s text:c="16"/>exigido de futuro.</text:p>
      <text:p text:style-name="Standard"><text:s text:c="8"/>usar descrições de implementação como é necessário uma base de dados</text:p>
      <text:p text:style-name="Standard"><text:s text:c="8"/>orientada a objecto ou é preciso um interface Windows, em vez de requisitos</text:p>
      <text:p text:style-name="Standard"><text:s text:c="8"/>verdadeiros (não são especificados com clareza as razões que justificam a</text:p>
      <text:p text:style-name="Standard"><text:s text:c="8"/>escolha das soluções apresentadas).</text:p>
      <text:p text:style-name="Standard">O uso de descrições de implementação na definição dos requisitos pode causar os</text:p>
      <text:p text:style-name="Standard">seguintes efeitos negativos [Gilb, 2003a]:</text:p>
      <text:p text:style-name="Standard"><text:s text:c="8"/>o requisito verdadeiro não é estabelecido / conhecido;</text:p>
      <text:p text:style-name="Standard"><text:s text:c="8"/>melhores alternativas de implementação não são procuradas;</text:p>
      <text:p text:style-name="Standard"/>
      <text:p text:style-name="Standard"><text:s text:c="8"/>o desenho de sistema não pode ser optimizado de forma a satisfazer o maior</text:p>
      <text:p text:style-name="Standard"><text:s text:c="8"/>numero de requisitos.</text:p>
      <text:p text:style-name="Standard">Os requisitos verdadeiros são melhor estabelecidos em termos de objectivos finais, em</text:p>
      <text:p text:style-name="Standard">vez de como chegar a esses objectivos. Se se lidar com os requisitos a um nível de</text:p>
      <text:p text:style-name="Standard">abstracção mais elevado, consegue-se uma maior diversidade de soluções de</text:p>
      <text:p text:style-name="Standard">implementação.</text:p>
      <text:p text:style-name="Standard">Elaboração de requisitos</text:p>
      <text:p text:style-name="Standard">Cada requisito deverá ser escrito de forma a ser entendido pelo leitor alvo em cada etapa</text:p>
      <text:p text:style-name="Standard">do processo de desenvolvimento de software. Muitos requisitos são especificados em</text:p>
      <text:p text:style-name="Standard">linguagem natural suportados por tabelas / diagramas de informação detalhada.</text:p>
      <text:p text:style-name="Standard">O nível de detalhe depende da prática organizacional, do tipo de sistema e se o</text:p>
      <text:p text:style-name="Standard">documento de requisitos vai ser a base do contrato do sistema a desenvolver. Algumas</text:p>
      <text:p text:style-name="Standard">organizações especificam inicialmente os requisitos num nível de abstracção elevado,</text:p>
      <text:p text:style-name="Standard">sendo tratados com maior detalhe à posteriori.</text:p>
      <text:p text:style-name="Standard">Os requisitos dos stakeholders são escritos segundo o ponto de vista dos stakeholders</text:p>
      <text:p text:style-name="Standard">que pretendem o sistema, geralmente sem grande detalhe. É normalmente usada</text:p>
      <text:p text:style-name="Standard">linguagem natural, diagramas informais ou anotações propícias para a resolução do</text:p>
      <text:p text:style-name="Standard"><text:soft-page-break/>problema. Os requisitos de sistema consistem em uma especificação detalhada, de</text:p>
      <text:p text:style-name="Standard">forma abstracta segundo um modelo (diagramas de fluxos de dados, hierarquias de</text:p>
      <text:p text:style-name="Standard">classes de objectos, etc.) complementada com notações em linguagem natural. Apesar</text:p>
      <text:p text:style-name="Standard">de normalmente os requisitos de sistema serem mais detalhados, nada impede que o</text:p>
      <text:p text:style-name="Standard">contrário se verifique ou que se definam num espaço intermédio entre os dois tipos</text:p>
      <text:p text:style-name="Standard">[Sommerville &amp; Sawyer, 1997].</text:p>
      <text:p text:style-name="Standard">Negociação de Requisitos no Processo de Desenvolvimento de Software <text:s text:c="22"/>27</text:p>
      <text:p text:style-name="Standard">Capítulo 2 <text:s text:c="57"/>Negociação de requisitos</text:p>
      <text:p text:style-name="Standard">Os requisitos constituem um conjunto multidimensional de necessidades. O objectivo</text:p>
      <text:p text:style-name="Standard">não é ter no final um conjunto óptimo de requisitos, mas sim negociá-los entre todas as</text:p>
      <text:p text:style-name="Standard">partes. Pretende-se um conjunto de requisitos que obtenha aprovação de todos, podendo</text:p>
      <text:p text:style-name="Standard">ser necessário alterar alguns requisitos ao longo do tempo. Por outro lado, é essencial do</text:p>
      <text:p text:style-name="Standard">ponto de vista de gestão, controlar os requisitos considerados críticos (requisitos que se</text:p>
      <text:p text:style-name="Standard">não forem satisfeitos comprometem a existência de todo o sistema) [Gilb, 2003a].</text:p>
      <text:p text:style-name="Standard">Requisitos funcionais e não funcionais</text:p>
      <text:p text:style-name="Standard">De forma pratica, podemos dizer que os requisitos funcionais descrevem o que o</text:p>
      <text:p text:style-name="Standard">sistema deve fazer, enquanto os requisitos não funcionais estabelecem constrangimentos</text:p>
      <text:p text:style-name="Standard">sobre como os requisitos funcionais são implementados [Sommerville &amp; Sawyer,</text:p>
      <text:p text:style-name="Standard">1997][Herzwurm et al., 1999]. Por exemplo, implementar autenticação é um requisito</text:p>
      <text:p text:style-name="Standard">funcional e em menos de 4 segundos um requisito não funcional. No entanto um</text:p>
      <text:p text:style-name="Standard">requisito funcional pode conter um requisito suplementar que diga que a autenticação</text:p>
      <text:p text:style-name="Standard">deve usar uma verificação da assinatura digital que tem de demorar menos de 4</text:p>
      <text:p text:style-name="Standard">segundos, isto é, pode ser tanto um requisito funcional como não funcional. Geralmente</text:p>
      <text:p text:style-name="Standard">os requisitos não funcionais com grande nível de abstracção são decompostos em</text:p>
      <text:p text:style-name="Standard">requisitos funcionais de sistema [Sommerville &amp; Sawyer, 1997].</text:p>
      <text:p text:style-name="Standard">Gilb (2003a) estabelece as seguintes categorias de requisitos:</text:p>
      <text:p text:style-name="Standard"><text:s text:c="8"/>função: o que o sistema é capaz de fazer;</text:p>
      <text:p text:style-name="Standard"><text:s text:c="8"/>qualidades: quão bem a função será desempenhada;</text:p>
      <text:p text:style-name="Standard"><text:s text:c="8"/>custos: o que vai ser reportado de custos (dinheiro, pessoas, tempo, etc.) para</text:p>
      <text:p text:style-name="Standard"><text:s text:c="8"/>criar e manter a função e suas qualidades;</text:p>
      <text:p text:style-name="Standard">Negociação de Requisitos no Processo de Desenvolvimento de Software <text:s text:c="22"/>28</text:p>
      <text:p text:style-name="Standard">Capítulo 2 <text:s text:c="63"/>Negociação de requisitos</text:p>
      <text:p text:style-name="Standard"><text:s text:c="8"/>constrangimentos: <text:s text:c="6"/>quaisquer <text:s text:c="4"/>restrições <text:s text:c="3"/>à <text:s text:c="2"/>liberdade <text:s text:c="2"/>no <text:s text:c="3"/>processo <text:s text:c="5"/>de</text:p>
      <text:p text:style-name="Standard"><text:s text:c="8"/>desenvolvimento.</text:p>
      <text:p text:style-name="Standard">Gilb (2003a) diferencia ainda entre dois tipos de requisitos:</text:p>
      <text:p text:style-name="Standard"><text:s text:c="8"/>não quantificáveis (mas testáveis quanto à sua presença);</text:p>
      <text:p text:style-name="Standard"><text:s text:c="8"/>quantificáveis (mensuráveis).</text:p>
      <text:p text:style-name="Standard">Na prática, é comum especificar a funcionalidade do sistema. No entanto, na</text:p>
      <text:p text:style-name="Standard">especificação dos requisitos do sistema, são as categorias de requisitos qualidade,</text:p>
      <text:p text:style-name="Standard">custos e constrangimentos que definem a condução do processo de desenvolvimento de</text:p>
      <text:p text:style-name="Standard">software – na categoria função está implícito o que o sistema é capaz de fazer [Gilb,</text:p>
      <text:p text:style-name="Standard">2003a]. Por outro lado, é essencial que sejam definidos limites finitos quanto aos</text:p>
      <text:p text:style-name="Standard">requisitos. De outra forma não poderiam ser enquadrados em níveis de qualidade.</text:p>
      <text:p text:style-name="Standard">No capítulo 3 será explorado com maior detalhe a distinção e aplicação das diferenças</text:p>
      <text:p text:style-name="Standard">entre requisitos funcionais e não funcionais.</text:p>
      <text:p text:style-name="Standard">2.2.2 Processo de engenharia de requisitos</text:p>
      <text:p text:style-name="Standard">Os requisitos são a definição de pontos de vista dos stakeholders sobre o sistema. Estes</text:p>
      <text:p text:style-name="Standard">pontos de vista entram no processo de desenvolvimento de software e originam um</text:p>
      <text:p text:style-name="Standard">conjunto de soluções. As soluções encontradas em um nível de abstracção de uma etapa</text:p>
      <text:p text:style-name="Standard">do processo de desenvolvimento servem de entrada no nível de abstracção seguinte. O</text:p>
      <text:p text:style-name="Standard"><text:soft-page-break/>processo de entrada e saída entre níveis de abstracção é aplicado no modelo QFD</text:p>
      <text:p text:style-name="Standard">descrito no capítulo 3.</text:p>
      <text:p text:style-name="Standard">Gilb (2003a) sugere algumas recomendações de modo a promover a engenharia de</text:p>
      <text:p text:style-name="Standard">requisitos:</text:p>
      <text:p text:style-name="Standard">Negociação de Requisitos no Processo de Desenvolvimento de Software <text:s text:c="28"/>29</text:p>
      <text:p text:style-name="Standard">Capítulo 2 <text:s text:c="57"/>Negociação de requisitos</text:p>
      <text:p text:style-name="Standard"><text:s text:c="3"/>a) definir os requisitos claramente e sem ambiguidades;</text:p>
      <text:p text:style-name="Standard"><text:s text:c="3"/>b) usar uma metodologia de especificação;</text:p>
      <text:p text:style-name="Standard"><text:s text:c="3"/>c) fazer a ligação entre níveis de abstracção de forma clara;</text:p>
      <text:p text:style-name="Standard"><text:s text:c="3"/>d) controlo rigoroso na qualidade de requisitos;</text:p>
      <text:p text:style-name="Standard"><text:s text:c="3"/>e) não permitir especificações ambíguas ou não claras para serem usadas como</text:p>
      <text:p text:style-name="Standard"><text:s text:c="8"/>entrada no nível de abstracção seguinte;</text:p>
      <text:p text:style-name="Standard"><text:s text:c="3"/>f) não especificar detalhes demasiado cedo.</text:p>
      <text:p text:style-name="Standard">Problemas no processo de engenharia de requisitos</text:p>
      <text:p text:style-name="Standard">Sommerville &amp; Sawyer (1997) apontam alguns problemas ao processo de engenharia de</text:p>
      <text:p text:style-name="Standard">requisitos:</text:p>
      <text:p text:style-name="Standard"><text:s text:c="8"/>normalmente ultrapassa o orçamento ou tempo planeado;</text:p>
      <text:p text:style-name="Standard"><text:s text:c="8"/>as pessoas envolvidas não têm tempo / recursos suficientes para realizar as</text:p>
      <text:p text:style-name="Standard"><text:s text:c="8"/>tarefas requeridas;</text:p>
      <text:p text:style-name="Standard"><text:s text:c="8"/>existem queixas acerca do entendimento / conclusões do documento produzido;</text:p>
      <text:p text:style-name="Standard"><text:s text:c="8"/>os stakeholders que desenvolvem o sistema queixam-se de trabalho inútil devido</text:p>
      <text:p text:style-name="Standard"><text:s text:c="8"/>a erros nos requisitos;</text:p>
      <text:p text:style-name="Standard"><text:s text:c="8"/>os stakeholders que utilizam o sistema falham em usar todas as capacidades do</text:p>
      <text:p text:style-name="Standard"><text:s text:c="8"/>sistema;</text:p>
      <text:p text:style-name="Standard"><text:s text:c="8"/>ocorre um grande volume de pedidos de alteração logo após a entrega do sistema</text:p>
      <text:p text:style-name="Standard"><text:s text:c="8"/>aos stakeholders;</text:p>
      <text:p text:style-name="Standard">Negociação de Requisitos no Processo de Desenvolvimento de Software <text:s text:c="22"/>30</text:p>
      <text:p text:style-name="Standard">Capítulo 2 <text:s text:c="60"/>Negociação de requisitos</text:p>
      <text:p text:style-name="Standard"><text:s text:c="8"/>demora muito tempo a implementar as alterações resultantes dos novos</text:p>
      <text:p text:style-name="Standard"><text:s text:c="8"/>requisitos.</text:p>
      <text:p text:style-name="Standard">Priorização de requisitos</text:p>
      <text:p text:style-name="Standard">A definição de prioridades ajuda os stakeholders a definir as bases do sistema e a</text:p>
      <text:p text:style-name="Standard">focalizar a atenção nas reuniões, especialmente se estiver associada uma análise de</text:p>
      <text:p text:style-name="Standard">risco. A identificação explícita de requisitos prioritários ajuda igualmente os</text:p>
      <text:p text:style-name="Standard">stakeholders responsáveis pelo desenvolvimento do sistema a decidir sobre a</text:p>
      <text:p text:style-name="Standard">arquitectura e a resolver os conflitos que surjam.</text:p>
      <text:p text:style-name="Standard">Park et al. (2004) referem que um dos problemas mais comuns no desenvolvimento de</text:p>
      <text:p text:style-name="Standard">software de forma colaborativa é priorizar os requisitos. É comum um projecto ter mais</text:p>
      <text:p text:style-name="Standard">requisitos do que aqueles que pode de facto implementar face aos constrangimentos de</text:p>
      <text:p text:style-name="Standard">tempo <text:s text:c="5"/>ou <text:s/>orçamento. <text:s text:c="5"/>Implementar <text:s text:c="5"/>requisitos <text:s text:c="3"/>debaixo destas <text:s text:c="2"/>condições <text:s text:c="5"/>e</text:p>
      <text:p text:style-name="Standard">simultaneamente manter uma visão optimista de que é preciso satisfazer todos os</text:p>
      <text:p text:style-name="Standard">stakeholders é absurdo. Nestas condições é inevitável que certos requisitos não serão</text:p>
      <text:p text:style-name="Standard">implementados, ficando essa decisão para os stakeholders que desenvolvem o sistema,</text:p>
      <text:p text:style-name="Standard">normalmente sobre limites de um prazo ou de um orçamento [Park et al., 2004].</text:p>
      <text:p text:style-name="Standard">Sommerville &amp; Sawyer (1997) sugerem que as prioridades devem ser identificadas</text:p>
      <text:p text:style-name="Standard">juntamente com a lista de requisitos, e que devem ser negociadas. Vulgarmente os</text:p>
      <text:p text:style-name="Standard">stakeholders atribuem graus de importância diferentes para o mesmo requisito o que</text:p>
      <text:p text:style-name="Standard">denota percepções e/ou necessidades diferentes. Madu (1994) refere ainda que essas</text:p>
      <text:p text:style-name="Standard">diferenças devem ser entendidas.</text:p>
      <text:p text:style-name="Standard">Idealmente, a explicitação das prioridades deveria ser feita durante a extracção de</text:p>
      <text:p text:style-name="Standard"><text:soft-page-break/>requisitos. Pode-se tornar no entanto difícil quantificar prioridades ou mesmo</text:p>
      <text:p text:style-name="Standard">Negociação de Requisitos no Processo de Desenvolvimento de Software <text:s text:c="25"/>31</text:p>
      <text:p text:style-name="Standard">Capítulo 2 <text:s text:c="57"/>Negociação de requisitos</text:p>
      <text:p text:style-name="Standard">implicações sem uma visão global dos requisitos, sendo neste caso razoável fazer uma</text:p>
      <text:p text:style-name="Standard">avaliação depois da percepção do que está envolvido.</text:p>
      <text:p text:style-name="Standard">Pode acontecer que os stakeholders classifiquem todos os seus requisitos como</text:p>
      <text:p text:style-name="Standard">essenciais. O principal problema, será justificar perante os stakeholders que pretendem</text:p>
      <text:p text:style-name="Standard">o sistema (especialmente os de topo) que os seus requisitos são desnecessários, pelo que</text:p>
      <text:p text:style-name="Standard">devem ser confrontados por exemplo, com os custos do desenvolvimento desses</text:p>
      <text:p text:style-name="Standard">requisitos.</text:p>
      <text:p text:style-name="Standard">Avaliação dos riscos</text:p>
      <text:p text:style-name="Standard">Para cada requisito, ou conjunto de requisitos relacionados, deverá ser coleccionado um</text:p>
      <text:p text:style-name="Standard">conjunto de possíveis problemas que poderão surgir na implementação, a probabilidade</text:p>
      <text:p text:style-name="Standard">de acontecerem e as suas implicações. A avaliação explícita do risco é uma forma de</text:p>
      <text:p text:style-name="Standard">identificar problemas de implementação que poderão ser minimizados se detectados</text:p>
      <text:p text:style-name="Standard">nesta fase, pela modificação dos requisitos que lhe dão origem. Geralmente os</text:p>
      <text:p text:style-name="Standard">requisitos que apresentam maior risco são aqueles dos quais se tem menos informação,</text:p>
      <text:p text:style-name="Standard">pelo que necessitam de ser esclarecidos pelos stakeholders [Sommerville &amp; Sawyer,</text:p>
      <text:p text:style-name="Standard">1997].</text:p>
      <text:p text:style-name="Standard">A avaliação dos riscos não pode ser feita de forma quantitativa, ou seja, não podem ser</text:p>
      <text:p text:style-name="Standard">atribuídos valores de risco. Devem ser utilizadas técnicas do tipo lógica difusa na sua</text:p>
      <text:p text:style-name="Standard">categorização tais como alto, médio e baixo. A dificuldade na aplicação da análise de</text:p>
      <text:p text:style-name="Standard">risco prende-se com a identificação dos tipos de risco inerentes à própria organização.</text:p>
      <text:p text:style-name="Standard">Devem ser por isso envolvidas pessoas com experiência em análise de risco na</text:p>
      <text:p text:style-name="Standard">avaliação de cada requisito. Um problema que se coloca por vezes é que inicialmente</text:p>
      <text:p text:style-name="Standard">não existem pessoas com experiência neste tipo de análise, pelo que vai sendo</text:p>
      <text:p text:style-name="Standard">ultrapassado à medida que os stakeholders vão ganhando experiência [Sommerville &amp;</text:p>
      <text:p text:style-name="Standard">Sawyer, 1997].</text:p>
      <text:p text:style-name="Standard">Negociação de Requisitos no Processo de Desenvolvimento de Software <text:s text:c="22"/>32</text:p>
      <text:p text:style-name="Standard">Capítulo 2 <text:s text:c="58"/>Negociação de requisitos</text:p>
      <text:p text:style-name="Standard">Listas para análise de requisitos</text:p>
      <text:p text:style-name="Standard">O objectivo da análise de requisitos é descobrir problemas e não gerir a qualidade das</text:p>
      <text:p text:style-name="Standard">actividades. Assim sendo, a lista não deverá conter questões relacionadas por exemplo</text:p>
      <text:p text:style-name="Standard">com a conformidade com as normas da organização. O processo é simples: o analista</text:p>
      <text:p text:style-name="Standard">assinala os itens da lista enquanto consulta o documento de requisitos. Quando é notado</text:p>
      <text:p text:style-name="Standard">um potencial problema, este é referido juntamente com o requisito.</text:p>
      <text:p text:style-name="Standard">As listas devem ser elaboradas de acordo com a maturidade da organização. No nível</text:p>
      <text:p text:style-name="Standard">inicial, uma lista com dez itens é suficiente, mas revela-se pobre para uma organização</text:p>
      <text:p text:style-name="Standard">mais madura. A criação das listas torna o processo de análise mais moroso que um</text:p>
      <text:p text:style-name="Standard">processo de análise informal, exigindo ainda uma gestão constante dos itens</text:p>
      <text:p text:style-name="Standard">considerados de forma a que se mantenham aptos a uma contra-análise, mas analisa a</text:p>
      <text:p text:style-name="Standard">conformidade dos requisitos e permite descobrir problemas.</text:p>
      <text:p text:style-name="Standard">As listas devem ser revistas no final de cada projecto. Quando são descobertos</text:p>
      <text:p text:style-name="Standard">problemas novos, devem ser analisadas as listas de forma a concluir se novas listas</text:p>
      <text:p text:style-name="Standard">permitiriam detectar esses problemas. Deve-se ter em atenção que essas listas assentam</text:p>
      <text:p text:style-name="Standard">na política da organização pelo que requerem autorização para serem alteradas.</text:p>
      <text:p text:style-name="Standard">A análise de requisitos baseada em listas deve ser usada com cuidado dado que a</text:p>
      <text:p text:style-name="Standard">excessiva focalização neste método tende a restringir os stakeholders aos pontos</text:p>
      <text:p text:style-name="Standard">descritos nas mesmas, sem um olhar crítico de outros problemas não contemplados nos</text:p>
      <text:p text:style-name="Standard">itens (especialmente se forem obrigados a assinalar os itens no processo de análise de</text:p>
      <text:p text:style-name="Standard"><text:soft-page-break/>requisitos). Deve ser entendido pelos stakeholders que as listas servem como um guia</text:p>
      <text:p text:style-name="Standard">de forma a que os itens relevantes para a organização não sejam esquecidos, mas não</text:p>
      <text:p text:style-name="Standard">devem servir de restrição para a procura de eventuais problemas.</text:p>
      <text:p text:style-name="Standard">No capítulo 5 procura-se dar suporte a listas para análise de requisitos.</text:p>
      <text:p text:style-name="Standard">Negociação de Requisitos no Processo de Desenvolvimento de Software <text:s text:c="23"/>33</text:p>
      <text:p text:style-name="Standard">Capítulo 2 <text:s text:c="58"/>Negociação de requisitos</text:p>
      <text:p text:style-name="Standard">Princípios fundamentais da engenharia de requisitos</text:p>
      <text:p text:style-name="Standard">Gilb (2003a) descreve os seguintes princípios fundamentais da engenharia de requisitos:</text:p>
      <text:p text:style-name="Standard"><text:s text:c="8"/>todos os requisitos são testáveis quanto à sua presença no contexto da</text:p>
      <text:p text:style-name="Standard"><text:s text:c="8"/>implementação;</text:p>
      <text:p text:style-name="Standard"><text:s text:c="8"/>alguns requisitos são binários, outros escalares;</text:p>
      <text:p text:style-name="Standard"><text:s text:c="8"/>todos os requisitos reflectem valores e prioridades subjectivas de alguém;</text:p>
      <text:p text:style-name="Standard"><text:s text:c="8"/>para qualquer conjunto de requisitos existe outro conjunto de requisitos que</text:p>
      <text:p text:style-name="Standard"><text:s text:c="8"/>provavelmente satisfaz a necessidade, valor e prioridade dos intervenientes,</text:p>
      <text:p text:style-name="Standard"><text:s text:c="8"/>melhor ou de forma igual;</text:p>
      <text:p text:style-name="Standard"><text:s text:c="8"/>todos os requisitos estão em conflito natural com todos os outros que partilhem</text:p>
      <text:p text:style-name="Standard"><text:s text:c="8"/>recursos comuns;</text:p>
      <text:p text:style-name="Standard"><text:s text:c="8"/>os requisitos não são estáticos, dado que o contexto envolvente afecta</text:p>
      <text:p text:style-name="Standard"><text:s text:c="8"/>necessidades, valores e prioridades;</text:p>
      <text:p text:style-name="Standard"><text:s text:c="8"/>a engenharia de requisitos é um processo sistemático de determinação do</text:p>
      <text:p text:style-name="Standard"><text:s text:c="8"/>conjunto relevante de valores considerados pelos stakeholders, até que seja</text:p>
      <text:p text:style-name="Standard"><text:s text:c="8"/>atingido o nível de satisfação pretendid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StarSymbol" svg:font-family="Star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pt" fo:country="BR" style:letter-kerning="true" style:font-name-asian="DejaVu Sans" style:font-size-asian="10.5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sans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7$Build-9229</meta:generator>
    <meta:creation-date>2010-09-15T15:17:20</meta:creation-date>
    <dc:date>2010-09-15T23:55:43</dc:date>
    <meta:editing-cycles>4</meta:editing-cycles>
    <meta:editing-duration>PT8H37M19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6" meta:paragraph-count="250" meta:word-count="2593" meta:character-count="18480"/>
  </office:meta>
</office:document-meta>
</file>